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adornments="Italic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1.251cm" fo:margin-right="0cm" fo:text-indent="0cm" style:auto-text-indent="false" fo:padding="0.049cm" fo:border-left="0.141cm solid #666699" fo:border-right="none" fo:border-top="none" fo:border-bottom="none" style:shadow="none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ext_20_body">
      <style:paragraph-properties fo:padding="0cm" fo:border-left="none" fo:border-right="none" fo:border-top="0.035cm solid #000000" fo:border-bottom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BOUCLE_page(ARTICLES){id_article}&gt;ARTICLE #ID_ARTICLE</text:p>
      <text:p text:style-name="Text_20_body">#URL_ARTICLE</text:p>
      <text:p text:style-name="P1"/>
      <text:p text:style-name="P2">#SURTITRE</text:p>
      <text:h text:style-name="Heading_20_1" text:outline-level="1">#TITRE</text:h>
      <text:h text:style-name="Heading_20_3" text:outline-level="3">#SOUSTITRE</text:h>
      <text:p text:style-name="P2">#DESCRIPTIF</text:p>
      <text:p text:style-name="Text_20_body">[</text:p>
      <text:p text:style-name="P3">(#CHAPO)]</text:p>
      <text:p text:style-name="Text_20_body"/>
      <text:p text:style-name="Text_20_body">[(#TEXTE|image_select{20,20}|image_resolution{120})]</text:p>
      <text:p text:style-name="Text_20_body"/>
      <text:p text:style-name="P4">#PS</text:p>
      <text:p text:style-name="P4">[</text:p>
      <text:p text:style-name="P5">(#NOTES)]</text:p>
      <text:p text:style-name="P5"/>
      <text:p text:style-name="P5">&lt;/BOUCLE_page&gt;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" svg:font-family="Courier" style:font-adornments="Italic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Tahoma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background-color="transparent" style:shadow="none">
        <style:tab-stops/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adre" style:family="paragraph" style:parent-style-name="Standard" style:class="text" style:master-page-name="">
      <style:paragraph-properties fo:margin-top="0.199cm" fo:margin-bottom="0.199cm" fo:padding="0.049cm" fo:border="0.018cm solid #000000" style:shadow="none"/>
      <style:text-properties style:font-name="Courier" fo:font-size="11pt" fo:font-style="italic"/>
    </style:style>
    <style:style style:name="Spip_20_Titre_20_3" style:display-name="Spip Titre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s" style:family="text">
      <style:text-properties fo:font-weight="bold" style:font-weight-asian="bold" style:font-weight-complex="bold"/>
    </style:style>
    <style:style style:name="Code" style:family="text">
      <style:text-properties fo:font-size="11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spip_5f_documents_5f_left" style:display-name="spip_documents_left" style:family="graphic" style:parent-style-name="Graphics">
      <style:graphic-properties svg:x="0cm" svg:y="0cm" style:run-through="foreground" style:wrap="parallel" style:number-wrapped-paragraphs="no-limit" style:wrap-contour="false" style:vertical-pos="top" style:vertical-rel="paragraph" style:horizontal-pos="left" style:horizontal-rel="paragraph"/>
    </style:style>
    <style:style style:name="spip_5f_documents_5f_center" style:display-name="spip_documents_center" style:family="graphic" style:parent-style-name="Graphics">
      <style:graphic-properties svg:x="0cm" svg:y="0cm" style:run-through="foreground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Cedric MORIN</meta:initial-creator>
    <meta:creation-date>2007-01-31T20:19:43</meta:creation-date>
    <dc:creator>Cedric MORIN</dc:creator>
    <dc:date>2007-02-11T17:24:46</dc:date>
    <dc:language>fr-FR</dc:language>
    <meta:editing-cycles>31</meta:editing-cycles>
    <meta:editing-duration>P2DT22H39M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26" meta:character-count="191"/>
  </office:meta>
</office:document-meta>
</file>